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monospace"/>
    <style:font-face style:name="Mangal1" svg:font-family="Mangal"/>
    <style:font-face style:name="OpenSymbol" svg:font-family="OpenSymbol"/>
    <style:font-face style:name="Segoe UI Light" svg:font-family="'Segoe UI Light', 'Segoe UI', 'Lucida Grande', Verdana, Arial, Helvetica, sans-serif"/>
    <style:font-face style:name="Segoe UI Semibold" svg:font-family="'Segoe UI Semibold', 'Segoe UI', 'Lucida Grande', Verdana, Arial, Helvetica, sans-serif"/>
    <style:font-face style:name="Segoe UI" svg:font-family="'Segoe UI', 'Lucida Grande', Verdana, Arial, Helvetica, sans-serif"/>
    <style:font-face style:name="Trebuchet MS" svg:font-family="'Trebuchet MS',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5.997cm" fo:margin-left="0.963cm" fo:margin-right="0.041cm" table:align="margins"/>
    </style:style>
    <style:style style:name="Tabla2.A" style:family="table-column">
      <style:table-column-properties style:column-width="5.292cm" style:rel-column-width="21678*"/>
    </style:style>
    <style:style style:name="Tabla2.B" style:family="table-column">
      <style:table-column-properties style:column-width="10.705cm" style:rel-column-width="4385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6.06cm" fo:margin-left="0.963cm" fo:margin-right="-0.023cm" table:align="margins"/>
    </style:style>
    <style:style style:name="Tabla1.A" style:family="table-column">
      <style:table-column-properties style:column-width="5.318cm" style:rel-column-width="21701*"/>
    </style:style>
    <style:style style:name="Tabla1.B" style:family="table-column">
      <style:table-column-properties style:column-width="10.742cm" style:rel-column-width="43834*"/>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variant="normal" fo:text-transform="none" fo:color="#336699" style:font-name="Trebuchet MS" fo:font-size="12.75pt" fo:letter-spacing="normal" fo:font-style="normal"/>
    </style:style>
    <style:style style:name="P2" style:family="paragraph" style:parent-style-name="Text_20_body">
      <style:paragraph-properties fo:text-align="justify" style:justify-single-word="false"/>
      <style:text-properties fo:font-variant="normal" fo:text-transform="none" fo:color="#336699" style:font-name="Trebuchet MS" fo:font-size="12.75pt" fo:letter-spacing="normal" fo:font-style="normal"/>
    </style:style>
    <style:style style:name="P3" style:family="paragraph" style:parent-style-name="Text_20_body">
      <style:paragraph-properties fo:margin-left="0cm" fo:margin-right="0cm" fo:text-align="justify" style:justify-single-word="false" fo:widows="1" fo:text-indent="0cm" style:auto-text-indent="false"/>
      <style:text-properties fo:font-variant="normal" fo:text-transform="none" fo:color="#666666" style:font-name="Trebuchet MS" fo:font-size="9.75pt" fo:letter-spacing="normal" fo:font-style="normal" fo:font-weight="normal"/>
    </style:style>
    <style:style style:name="P4" style:family="paragraph" style:parent-style-name="Text_20_body">
      <style:paragraph-properties fo:margin-left="0cm" fo:margin-right="0cm" fo:margin-top="0cm" fo:margin-bottom="0cm" fo:text-align="justify" style:justify-single-word="false" fo:widows="1" fo:text-indent="0cm" style:auto-text-indent="false" fo:padding="0cm" fo:border="none"/>
      <style:text-properties fo:font-variant="normal" fo:text-transform="none" fo:color="#454545" style:font-name="Segoe UI" fo:font-size="10.5pt" fo:letter-spacing="normal" fo:font-style="normal" fo:font-weight="normal"/>
    </style:style>
    <style:style style:name="P5" style:family="paragraph" style:parent-style-name="Text_20_body">
      <style:paragraph-properties fo:margin-left="0cm" fo:margin-right="0cm" fo:margin-top="0cm" fo:margin-bottom="0cm" fo:widows="1" fo:text-indent="0cm" style:auto-text-indent="false" fo:padding="0cm" fo:border="none"/>
    </style:style>
    <style:style style:name="P6" style:family="paragraph" style:parent-style-name="Text_20_body">
      <style:paragraph-properties fo:margin-left="0cm" fo:margin-right="0cm" fo:margin-top="0cm" fo:margin-bottom="0cm" fo:text-align="justify" style:justify-single-word="false" fo:widows="1" fo:text-indent="0cm" style:auto-text-indent="false" fo:padding="0cm" fo:border="none"/>
    </style:style>
    <style:style style:name="P7" style:family="paragraph" style:parent-style-name="List_20_Contents">
      <style:paragraph-properties fo:margin-left="0cm" fo:margin-right="0cm" fo:margin-top="0cm" fo:margin-bottom="0cm" style:line-height-at-least="0.529cm" fo:widows="1" fo:text-indent="0cm" style:auto-text-indent="false" fo:padding="0cm" fo:border="none"/>
    </style:style>
    <style:style style:name="P8" style:family="paragraph" style:parent-style-name="List_20_Contents">
      <style:paragraph-properties fo:margin-left="0cm" fo:margin-right="0cm" fo:margin-top="0cm" fo:margin-bottom="0cm" style:line-height-at-least="0.529cm" fo:text-align="justify" style:justify-single-word="false" fo:widows="1" fo:text-indent="0cm" style:auto-text-indent="false" fo:padding="0cm" fo:border="none"/>
    </style:style>
    <style:style style:name="P9" style:family="paragraph" style:parent-style-name="Heading_20_2">
      <style:paragraph-properties fo:margin-left="0cm" fo:margin-right="0cm" fo:margin-top="0cm" fo:margin-bottom="0cm" fo:widows="1" fo:text-indent="0cm" style:auto-text-indent="false" fo:padding="0cm" fo:border="none"/>
      <style:text-properties fo:font-variant="normal" fo:text-transform="none" fo:color="#454545" style:font-name="Segoe UI Semibold" fo:letter-spacing="normal" fo:font-style="normal" fo:font-weight="normal"/>
    </style:style>
    <style:style style:name="P10" style:family="paragraph" style:parent-style-name="Heading_20_1">
      <style:paragraph-properties fo:margin-left="0cm" fo:margin-right="0cm" fo:margin-top="0.741cm" fo:margin-bottom="0.212cm" fo:text-align="justify" style:justify-single-word="false" fo:widows="1" fo:text-indent="0cm" style:auto-text-indent="false"/>
      <style:text-properties fo:font-variant="normal" fo:text-transform="none" fo:color="#336699" style:font-name="Trebuchet MS" fo:font-size="12.75pt" fo:letter-spacing="normal" fo:font-style="normal"/>
    </style:style>
    <style:style style:name="P11" style:family="paragraph" style:parent-style-name="Heading_20_2">
      <style:paragraph-properties fo:margin-left="0cm" fo:margin-right="0cm" fo:margin-top="0cm" fo:margin-bottom="0.397cm" fo:widows="1" fo:text-indent="0cm" style:auto-text-indent="false" fo:padding="0cm" fo:border="none"/>
      <style:text-properties fo:font-variant="normal" fo:text-transform="none" fo:color="#454545" style:font-name="Segoe UI Semibold" fo:letter-spacing="normal" fo:font-style="normal" fo:font-weight="normal"/>
    </style:style>
    <style:style style:name="P12" style:family="paragraph" style:parent-style-name="Text_20_body" style:master-page-name="">
      <style:paragraph-properties fo:margin-left="0.953cm" fo:margin-right="0cm" fo:margin-top="0cm" fo:margin-bottom="0cm" fo:widows="1" fo:text-indent="0cm" style:auto-text-indent="false" style:page-number="auto" fo:padding="0cm" fo:border="none"/>
      <style:text-properties fo:font-variant="normal" fo:text-transform="none" fo:color="#454545" style:font-name="Segoe UI" fo:font-size="10.5pt" fo:letter-spacing="normal" fo:font-style="normal" fo:font-weight="normal"/>
    </style:style>
    <style:style style:name="P13" style:family="paragraph" style:parent-style-name="Text_20_body" style:master-page-name="">
      <style:paragraph-properties fo:margin-left="0.953cm" fo:margin-right="0cm" fo:margin-top="0cm" fo:margin-bottom="0cm" fo:text-align="justify" style:justify-single-word="false" fo:widows="1" fo:text-indent="0cm" style:auto-text-indent="false" style:page-number="auto" fo:padding="0cm" fo:border="none"/>
      <style:text-properties fo:font-variant="normal" fo:text-transform="none" fo:color="#454545" style:font-name="Segoe UI" fo:font-size="10.5pt" fo:letter-spacing="normal" fo:font-style="normal" fo:font-weight="normal"/>
    </style:style>
    <style:style style:name="P14" style:family="paragraph" style:parent-style-name="Text_20_body">
      <style:paragraph-properties fo:margin-left="0.953cm" fo:margin-right="0cm" fo:margin-top="0cm" fo:margin-bottom="0cm" fo:text-align="justify" style:justify-single-word="false" fo:widows="1" fo:text-indent="0cm" style:auto-text-indent="false" fo:padding="0cm" fo:border="none"/>
    </style:style>
    <style:style style:name="P15" style:family="paragraph" style:parent-style-name="Text_20_body" style:master-page-name="">
      <style:paragraph-properties fo:margin-left="0.926cm" fo:margin-right="0cm" fo:margin-top="0cm" fo:margin-bottom="0cm" fo:text-align="justify" style:justify-single-word="false" fo:widows="1" fo:text-indent="0cm" style:auto-text-indent="false" style:page-number="auto" fo:padding="0cm" fo:border="none"/>
      <style:text-properties fo:font-variant="normal" fo:text-transform="none" fo:color="#454545" style:font-name="Segoe UI" fo:font-size="10.5pt" fo:letter-spacing="normal" fo:font-style="normal" fo:font-weight="normal"/>
    </style:style>
    <style:style style:name="P16" style:family="paragraph" style:parent-style-name="Text_20_body">
      <style:paragraph-properties fo:margin-left="0.926cm" fo:margin-right="0cm" fo:margin-top="0cm" fo:margin-bottom="0cm" fo:text-align="justify" style:justify-single-word="false" fo:widows="1" fo:text-indent="0cm" style:auto-text-indent="false" fo:padding="0cm" fo:border="none"/>
    </style:style>
    <style:style style:name="P17" style:family="paragraph" style:parent-style-name="Standard">
      <style:paragraph-properties fo:text-align="justify" style:justify-single-word="false"/>
    </style:style>
    <style:style style:name="P18" style:family="paragraph" style:parent-style-name="Heading_20_1">
      <style:text-properties fo:font-variant="normal" fo:text-transform="none" fo:color="#336699" style:font-name="Trebuchet MS" fo:font-size="12.75pt" fo:letter-spacing="normal" fo:font-style="normal"/>
    </style:style>
    <style:style style:name="P19" style:family="paragraph" style:parent-style-name="Heading_20_1">
      <style:paragraph-properties fo:break-before="page"/>
      <style:text-properties fo:font-variant="normal" fo:text-transform="none" fo:color="#454545" style:font-name="Segoe UI Light" fo:letter-spacing="normal" fo:font-style="normal" fo:font-weight="normal"/>
    </style:style>
    <style:style style:name="P20" style:family="paragraph" style:parent-style-name="Heading_20_1">
      <style:paragraph-properties fo:margin-top="0.423cm" fo:margin-bottom="0.212cm" fo:break-before="page" fo:keep-with-next="always"/>
      <style:text-properties fo:font-variant="normal" fo:text-transform="none" fo:color="#454545" style:font-name="Segoe UI Light" fo:letter-spacing="normal" fo:font-style="normal" fo:font-weight="normal"/>
    </style:style>
    <style:style style:name="P21" style:family="paragraph" style:parent-style-name="Preformatted_20_Text" style:master-page-name="">
      <style:paragraph-properties fo:margin-left="1.455cm" fo:margin-right="0cm" fo:text-indent="0cm" style:auto-text-indent="false" style:page-number="auto"/>
      <style:text-properties fo:font-variant="normal" fo:text-transform="none" fo:color="#000000" style:font-name="Consolas" fo:font-size="10.5pt" fo:letter-spacing="normal" fo:font-style="normal" fo:font-weight="normal"/>
    </style:style>
    <style:style style:name="P22" style:family="paragraph" style:parent-style-name="Preformatted_20_Text">
      <style:paragraph-properties fo:margin-left="1.455cm" fo:margin-right="0cm" fo:margin-top="0cm" fo:margin-bottom="0cm" style:line-height-at-least="0.529cm" fo:widows="1" fo:text-indent="0cm" style:auto-text-indent="false" fo:padding="0cm" fo:border="none"/>
      <style:text-properties fo:font-variant="normal" fo:text-transform="none" fo:color="#000000" fo:letter-spacing="normal"/>
    </style:style>
    <style:style style:name="P23" style:family="paragraph" style:parent-style-name="Preformatted_20_Text">
      <style:paragraph-properties fo:margin-left="1.455cm" fo:margin-right="0cm" fo:margin-top="0cm" fo:margin-bottom="0cm" style:line-height-at-least="0.529cm" fo:widows="1" fo:text-indent="0cm" style:auto-text-indent="false" fo:padding="0cm" fo:border="none"/>
      <style:text-properties fo:font-variant="normal" fo:text-transform="none" fo:color="#000000" style:font-name="Consolas" fo:font-size="10.5pt" fo:letter-spacing="normal" fo:font-style="normal" fo:font-weight="normal"/>
    </style:style>
    <style:style style:name="P24" style:family="paragraph" style:parent-style-name="Preformatted_20_Text" style:master-page-name="">
      <style:paragraph-properties fo:margin-left="1.27cm" fo:margin-right="0cm" fo:margin-top="0cm" fo:margin-bottom="0cm" fo:text-align="justify" style:justify-single-word="false" fo:text-indent="0cm" style:auto-text-indent="false" style:page-number="auto"/>
      <style:text-properties fo:font-variant="normal" fo:text-transform="none" fo:color="#000000" style:font-name="Consolas" fo:font-size="10.5pt" fo:letter-spacing="normal" fo:font-style="normal" fo:font-weight="normal"/>
    </style:style>
    <style:style style:name="P25" style:family="paragraph" style:parent-style-name="Preformatted_20_Text">
      <style:paragraph-properties fo:margin-left="1.27cm" fo:margin-right="0cm" fo:margin-top="0cm" fo:margin-bottom="0cm" style:line-height-at-least="0.529cm" fo:widows="1" fo:text-indent="0cm" style:auto-text-indent="false" fo:padding="0cm" fo:border="none"/>
      <style:text-properties fo:font-variant="normal" fo:text-transform="none" fo:color="#000000" fo:letter-spacing="normal"/>
    </style:style>
    <style:style style:name="P26" style:family="paragraph" style:parent-style-name="Preformatted_20_Text">
      <style:paragraph-properties fo:margin-left="1.27cm" fo:margin-right="0cm" fo:margin-top="0cm" fo:margin-bottom="0cm" style:line-height-at-least="0.529cm" fo:widows="1" fo:text-indent="0cm" style:auto-text-indent="false" fo:padding="0cm" fo:border="none"/>
      <style:text-properties fo:font-variant="normal" fo:text-transform="none" fo:color="#000000" style:font-name="Consolas" fo:font-size="10.5pt" fo:letter-spacing="normal" fo:font-style="normal" fo:font-weight="normal"/>
    </style:style>
    <style:style style:name="P27" style:family="paragraph" style:parent-style-name="List_20_Contents">
      <style:paragraph-properties fo:margin-left="1cm" fo:margin-right="0cm" fo:margin-top="0cm" fo:margin-bottom="0cm" style:line-height-at-least="0.529cm" fo:text-align="justify" style:justify-single-word="false" fo:widows="1" fo:text-indent="0cm" style:auto-text-indent="false" fo:padding="0cm" fo:border="none"/>
      <style:text-properties fo:font-variant="normal" fo:text-transform="none" fo:color="#454545" style:font-name="Segoe UI" fo:font-size="10.5pt" fo:letter-spacing="normal" fo:font-style="normal" fo:font-weight="normal"/>
    </style:style>
    <style:style style:name="P28" style:family="paragraph" style:parent-style-name="List_20_Contents">
      <style:paragraph-properties fo:margin-left="1cm" fo:margin-right="0cm" fo:margin-top="0cm" fo:margin-bottom="0cm" style:line-height-at-least="0.529cm" fo:text-align="justify" style:justify-single-word="false" fo:widows="1" fo:text-indent="0cm" style:auto-text-indent="false" fo:padding="0cm" fo:border="none"/>
    </style:style>
    <style:style style:name="P29" style:family="paragraph" style:parent-style-name="List_20_Contents">
      <style:paragraph-properties fo:margin-top="0cm" fo:margin-bottom="0cm" style:line-height-at-least="0.529cm" fo:widows="1" fo:padding="0cm" fo:border="none"/>
    </style:style>
    <style:style style:name="P30" style:family="paragraph" style:parent-style-name="List_20_Contents">
      <style:paragraph-properties fo:margin-top="0cm" fo:margin-bottom="0cm" style:line-height-at-least="0.529cm" fo:text-align="justify" style:justify-single-word="false" fo:widows="1" fo:padding="0cm" fo:border="none"/>
    </style:style>
    <style:style style:name="P31" style:family="paragraph" style:parent-style-name="Heading_20_2">
      <style:paragraph-properties fo:text-align="justify" style:justify-single-word="false"/>
      <style:text-properties fo:font-variant="normal" fo:text-transform="none" fo:color="#454545" style:font-name="Segoe UI Semibold" fo:letter-spacing="normal" fo:font-style="normal" fo:font-weight="normal"/>
    </style:style>
    <style:style style:name="P32" style:family="paragraph" style:parent-style-name="Table_20_Contents">
      <style:text-properties style:font-name="Trebuchet MS" fo:font-size="8pt" fo:font-weight="normal" style:font-size-asian="8pt" style:font-weight-asian="normal" style:font-size-complex="8pt" style:font-weight-complex="normal"/>
    </style:style>
    <style:style style:name="P33" style:family="paragraph" style:parent-style-name="Table_20_Contents">
      <style:paragraph-properties fo:text-align="justify" style:justify-single-word="false"/>
      <style:text-properties style:font-name="Trebuchet MS" fo:font-size="8pt" fo:font-weight="normal" style:font-size-asian="8pt" style:font-weight-asian="normal" style:font-size-complex="8pt" style:font-weight-complex="normal"/>
    </style:style>
    <style:style style:name="P34" style:family="paragraph" style:parent-style-name="Table_20_Contents">
      <style:text-properties fo:font-size="8pt" fo:font-weight="normal" style:font-size-asian="8pt" style:font-weight-asian="normal" style:font-size-complex="8pt" style:font-weight-complex="normal"/>
    </style:style>
    <style:style style:name="P35" style:family="paragraph" style:parent-style-name="Table_20_Contents">
      <style:paragraph-properties fo:text-align="justify" style:justify-single-word="false"/>
      <style:text-properties fo:color="#00cccc" style:font-name="Trebuchet MS" fo:font-size="8pt" fo:font-weight="normal" style:font-size-asian="8pt" style:font-weight-asian="normal" style:font-size-complex="8pt" style:font-weight-complex="normal"/>
    </style:style>
    <style:style style:name="P36" style:family="paragraph" style:parent-style-name="Heading_20_2">
      <style:text-properties fo:font-variant="normal" fo:text-transform="none" fo:color="#454545" style:font-name="Segoe UI Semibold" fo:font-size="12.75pt" fo:letter-spacing="normal" fo:font-style="normal" fo:font-weight="normal"/>
    </style:style>
    <style:style style:name="P37" style:family="paragraph" style:parent-style-name="List_20_Contents">
      <style:paragraph-properties fo:margin-left="1cm" fo:margin-right="0cm" fo:margin-top="0cm" fo:margin-bottom="0cm" style:line-height-at-least="0.529cm" fo:widows="1" fo:text-indent="0cm" style:auto-text-indent="false" fo:padding="0cm" fo:border="none"/>
      <style:text-properties fo:font-variant="normal" fo:text-transform="none" fo:color="#454545" style:font-name="Segoe UI" fo:font-size="10.5pt" fo:letter-spacing="normal" fo:font-style="normal" fo:font-weight="normal"/>
    </style:style>
    <style:style style:name="P38" style:family="paragraph" style:parent-style-name="List_20_Contents">
      <style:paragraph-properties fo:margin-left="0cm" fo:margin-right="0cm" fo:margin-top="0cm" fo:margin-bottom="0.499cm" style:line-height-at-least="0.529cm" fo:text-align="justify" style:justify-single-word="false" fo:widows="1" fo:text-indent="0cm" style:auto-text-indent="false"/>
      <style:text-properties fo:font-variant="normal" fo:text-transform="none" fo:color="#454545" style:font-name="Segoe UI" fo:font-size="10.5pt" fo:letter-spacing="normal" fo:font-style="normal" fo:font-weight="normal"/>
    </style:style>
    <style:style style:name="P39" style:family="paragraph" style:parent-style-name="Table_20_Contents">
      <style:paragraph-properties fo:text-align="justify" style:justify-single-word="false"/>
      <style:text-properties style:font-name="Trebuchet MS" fo:font-size="8pt" fo:font-weight="normal" style:font-size-asian="8pt" style:font-weight-asian="normal" style:font-size-complex="8pt" style:font-weight-complex="normal"/>
    </style:style>
    <style:style style:name="P40" style:family="paragraph" style:parent-style-name="Table_20_Contents">
      <style:paragraph-properties fo:text-align="justify" style:justify-single-word="false"/>
      <style:text-properties fo:color="#00cccc" style:font-name="Trebuchet MS" fo:font-size="8pt" fo:font-weight="normal" style:font-size-asian="8pt" style:font-weight-asian="normal" style:font-size-complex="8pt" style:font-weight-complex="normal"/>
    </style:style>
    <style:style style:name="P41" style:family="paragraph" style:parent-style-name="Text_20_body" style:list-style-name="L2">
      <style:paragraph-properties fo:text-align="justify" style:justify-single-word="false" fo:widows="1"/>
    </style:style>
    <style:style style:name="P42" style:family="paragraph" style:parent-style-name="Text_20_body" style:list-style-name="L3">
      <style:paragraph-properties fo:text-align="justify" style:justify-single-word="false" fo:widows="1"/>
      <style:text-properties fo:font-variant="normal" fo:text-transform="none" fo:color="#666666" style:font-name="Trebuchet MS" fo:font-size="9.75pt" fo:letter-spacing="normal" fo:font-style="normal" fo:font-weight="normal"/>
    </style:style>
    <style:style style:name="P43" style:family="paragraph" style:parent-style-name="Text_20_body" style:list-style-name="L1">
      <style:paragraph-properties fo:margin-top="0.132cm" fo:margin-bottom="0.529cm" style:line-height-at-least="0.529cm" fo:text-align="justify" style:justify-single-word="false" fo:widows="1" fo:padding="0cm" fo:border="none"/>
    </style:style>
    <style:style style:name="P44" style:family="paragraph" style:parent-style-name="Text_20_body" style:list-style-name="L4">
      <style:paragraph-properties fo:margin-top="0.132cm" fo:margin-bottom="0.529cm" style:line-height-at-least="0.529cm" fo:text-align="justify" style:justify-single-word="false" fo:widows="1" fo:padding="0cm" fo:border="none"/>
    </style:style>
    <style:style style:name="P45" style:family="paragraph" style:parent-style-name="Text_20_body" style:list-style-name="L4">
      <style:paragraph-properties fo:margin-top="0.132cm" fo:margin-bottom="0.529cm" style:line-height-at-least="0.529cm" fo:text-align="justify" style:justify-single-word="false" fo:widows="1" fo:padding="0cm" fo:border="none"/>
      <style:text-properties fo:font-variant="normal" fo:text-transform="none" fo:color="#454545" style:font-name="Segoe UI" fo:font-size="10.5pt" fo:letter-spacing="normal" fo:font-style="normal" fo:font-weight="normal"/>
    </style:style>
    <style:style style:name="P46" style:family="paragraph" style:parent-style-name="Text_20_body">
      <style:paragraph-properties fo:margin-left="0cm" fo:margin-right="0cm" fo:margin-top="0cm" fo:margin-bottom="0cm" fo:text-align="justify" style:justify-single-word="false" fo:widows="1" fo:text-indent="0cm" style:auto-text-indent="false" fo:padding="0cm" fo:border="none"/>
      <style:text-properties fo:font-variant="normal" fo:text-transform="none" fo:color="#454545" style:font-name="Segoe UI" fo:font-size="10.5pt" fo:letter-spacing="normal" fo:font-style="normal" fo:font-weight="normal"/>
    </style:style>
    <style:style style:name="T1" style:family="text">
      <style:text-properties fo:color="#555555" fo:font-weight="bold"/>
    </style:style>
    <style:style style:name="T2" style:family="text">
      <style:text-properties fo:color="#454545"/>
    </style:style>
    <style:style style:name="T3" style:family="text">
      <style:text-properties fo:color="#454545" style:font-name="Segoe UI" fo:font-size="10.5pt"/>
    </style:style>
    <style:style style:name="T4" style:family="text">
      <style:text-properties fo:color="#454545" style:font-name="Segoe UI" fo:font-size="10.5pt" fo:font-weight="normal"/>
    </style:style>
    <style:style style:name="T5" style:family="text">
      <style:text-properties fo:color="#00188f" style:text-line-through-style="none" style:font-name="Segoe UI Semibold" fo:font-size="10.5pt" fo:font-style="normal" style:text-underline-style="none" fo:font-weight="normal" style:text-blinking="false"/>
    </style:style>
    <style:style style:name="T6" style:family="text">
      <style:text-properties fo:font-variant="normal" fo:text-transform="none" fo:color="#454545" style:font-name="Segoe UI" fo:font-size="10.5pt" fo:letter-spacing="normal" fo:font-style="normal"/>
    </style:style>
    <style:style style:name="T7" style:family="text">
      <style:text-properties fo:font-variant="normal" fo:text-transform="none" fo:color="#454545" style:font-name="Segoe UI" fo:font-size="10.5pt" fo:letter-spacing="normal" fo:font-style="normal" fo:font-weight="normal"/>
    </style:style>
    <style:style style:name="T8" style:family="text">
      <style:text-properties fo:font-variant="normal" fo:text-transform="none" fo:color="#454545" style:font-name="Segoe UI" fo:font-size="10.5pt" fo:letter-spacing="normal" fo:font-style="normal" fo:font-weight="bold" style:font-weight-asian="bold" style:font-weight-complex="bold"/>
    </style:style>
    <style:style style:name="T9" style:family="text">
      <style:text-properties fo:font-variant="normal" fo:text-transform="none" fo:color="#454545" fo:letter-spacing="normal"/>
    </style:style>
    <style:style style:name="T10" style:family="text">
      <style:text-properties fo:font-variant="normal" fo:text-transform="none" fo:color="#00188f" style:text-line-through-style="none" style:font-name="Segoe UI Semibold" fo:font-size="10.5pt" fo:letter-spacing="normal" fo:font-style="normal" style:text-underline-style="none" fo:font-weight="normal" style:text-blinking="false"/>
    </style:style>
    <style:style style:name="T11" style:family="text">
      <style:text-properties fo:font-variant="normal" fo:text-transform="none" fo:color="#555555" style:font-name="Trebuchet MS" fo:font-size="9.75pt" fo:letter-spacing="normal" fo:font-style="normal" fo:font-weight="bold"/>
    </style:style>
    <style:style style:name="T12" style:family="text">
      <style:text-properties fo:font-variant="normal" fo:text-transform="none" fo:color="#666666" style:font-name="Trebuchet MS" fo:font-size="9.75pt" fo:letter-spacing="normal" fo:font-style="normal" fo:font-weight="normal"/>
    </style:style>
    <style:style style:name="T13" style:family="text">
      <style:text-properties style:font-name="Consolas" fo:font-size="10.5pt"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LogonUser function</text:h>
      <text:p text:style-name="P2"><text:span text:style-name="T4">The </text:span><text:span text:style-name="Strong_20_Emphasis"><text:span text:style-name="T3">LogonUser</text:span></text:span><text:span text:style-name="T2"> </text:span><text:span text:style-name="T4">function attempts to log a user on to the local computer. The local computer is the computer from which</text:span><text:span text:style-name="Strong_20_Emphasis"><text:span text:style-name="T3">LogonUser</text:span></text:span><text:span text:style-name="T2"> </text:span><text:span text:style-name="T4">was called. You cannot use </text:span><text:span text:style-name="Strong_20_Emphasis"><text:span text:style-name="T3">LogonUser</text:span></text:span><text:span text:style-name="T2"> </text:span><text:span text:style-name="T4">to log on to a remote computer. You specify the user with a user name and domain and </text:span><text:a xlink:type="simple" xlink:href="https://msdn.microsoft.com/en-us/library/windows/desktop/ms721532(v=vs.85).aspx#_security_authentication_gly" text:style-name="Internet_20_link" text:visited-style-name="Visited_20_Internet_20_Link"><text:span text:style-name="Emphasis">authenticate</text:span></text:a><text:span text:style-name="Emphasis"><text:span text:style-name="T5"> </text:span></text:span><text:span text:style-name="T4">the user with a </text:span><text:a xlink:type="simple" xlink:href="https://msdn.microsoft.com/en-us/library/windows/desktop/ms721603(v=vs.85).aspx#_security_plaintext_gly" text:style-name="Internet_20_link" text:visited-style-name="Visited_20_Internet_20_Link"><text:span text:style-name="Emphasis">plaintext</text:span></text:a><text:span text:style-name="Emphasis"><text:span text:style-name="T5"> </text:span></text:span><text:span text:style-name="T2"><text:s/></text:span><text:span text:style-name="T4">password. If the function succeeds, you receive a handle to a token that represents the logged-on user. You can then use this token handle to impersonate the specified user or, in most cases, to create a </text:span><text:a xlink:type="simple" xlink:href="https://msdn.microsoft.com/en-us/library/windows/desktop/ms721603(v=vs.85).aspx#_security_process_gly" text:style-name="Internet_20_link" text:visited-style-name="Visited_20_Internet_20_Link"><text:span text:style-name="Emphasis"><text:span text:style-name="T5">process</text:span></text:span></text:a><text:span text:style-name="T2"> </text:span><text:span text:style-name="T4">that runs in the context of the specified user.</text:span> </text:p>
      <text:p text:style-name="P21">BOOL LogonUser(</text:p>
      <text:p text:style-name="P22"><text:s text:c="2"/><text:span text:style-name="T13">_In_ <text:s text:c="4"/>LPTSTR <text:s/>lpszUsername,</text:span></text:p>
      <text:p text:style-name="P22"><text:s text:c="2"/><text:span text:style-name="T13">_In_opt_ LPTSTR <text:s/>lpszDomain,</text:span></text:p>
      <text:p text:style-name="P22"><text:s text:c="2"/><text:span text:style-name="T13">_In_opt_ LPTSTR <text:s/>lpszPassword,</text:span></text:p>
      <text:p text:style-name="P22"><text:s text:c="2"/><text:span text:style-name="T13">_In_ <text:s text:c="4"/>DWORD <text:s text:c="2"/>dwLogonType,</text:span></text:p>
      <text:p text:style-name="P22"><text:s text:c="2"/><text:span text:style-name="T13">_In_ <text:s text:c="4"/>DWORD <text:s text:c="2"/>dwLogonProvider,</text:span></text:p>
      <text:p text:style-name="P22"><text:s text:c="2"/><text:span text:style-name="T13">_Out_ <text:s text:c="3"/>PHANDLE phToken</text:span></text:p>
      <text:p text:style-name="P23">);</text:p>
      <text:h text:style-name="P36" text:outline-level="2">Parameters</text:h>
      <text:p text:style-name="P8"><text:span text:style-name="Emphasis"><text:span text:style-name="T8">lpszUsername</text:span></text:span><text:span text:style-name="T8"> [in]</text:span></text:p>
      <text:p text:style-name="P28"><text:span text:style-name="T7">A pointer to a null-terminated string that specifies the name of the user. This is the name of the user account to log on to. If you use the </text:span><text:a xlink:type="simple" xlink:href="https://msdn.microsoft.com/en-us/library/windows/desktop/ms721629(v=vs.85).aspx#_security_user_principal_name_gly" text:style-name="Internet_20_link" text:visited-style-name="Visited_20_Internet_20_Link"><text:span text:style-name="Emphasis">user principal name</text:span></text:a><text:span text:style-name="Emphasis"><text:span text:style-name="T10"> </text:span></text:span><text:span text:style-name="T7">(UPN) format, </text:span><text:span text:style-name="Emphasis"><text:span text:style-name="T7">User</text:span></text:span><text:span text:style-name="Strong_20_Emphasis"><text:span text:style-name="T7">@</text:span></text:span><text:span text:style-name="Emphasis"><text:span text:style-name="T7">DNSDomainName</text:span></text:span><text:span text:style-name="T7">, the </text:span><text:span text:style-name="Emphasis"><text:span text:style-name="T7">lpszDomain</text:span></text:span><text:span text:style-name="T7"> parameter must be </text:span><text:span text:style-name="Strong_20_Emphasis"><text:span text:style-name="T7">NULL</text:span></text:span><text:span text:style-name="T7">.</text:span></text:p>
      <text:p text:style-name="P37"/>
      <text:p text:style-name="P8"><text:span text:style-name="Emphasis"><text:span text:style-name="T8">lpszDomain</text:span></text:span><text:span text:style-name="T8"> [in, optional]</text:span></text:p>
      <text:p text:style-name="P28"><text:span text:style-name="T7">A pointer to a null-terminated string that specifies the name of the domain or server whose account database contains the </text:span><text:span text:style-name="Emphasis"><text:span text:style-name="T7">lpszUsername</text:span></text:span><text:span text:style-name="T7"> account. If this parameter is </text:span><text:span text:style-name="Strong_20_Emphasis"><text:span text:style-name="T7">NULL</text:span></text:span><text:span text:style-name="T7">, the user name must be specified in UPN format. If this parameter is ".", the function validates the account by using only the local account database.</text:span></text:p>
      <text:p text:style-name="P37"/>
      <text:p text:style-name="P7"><text:span text:style-name="Emphasis"><text:span text:style-name="T8">lpszPassword</text:span></text:span><text:span text:style-name="T8"> [in, optional]</text:span></text:p>
      <text:p text:style-name="P30"><text:span text:style-name="T7">A pointer to a null-terminated string that specifies the plaintext password for the user account specified by </text:span><text:span text:style-name="Emphasis"><text:span text:style-name="T7">lpszUsername</text:span></text:span><text:span text:style-name="T7">. When you have finished using the password, clear the password from memory by calling the </text:span><text:a xlink:type="simple" xlink:href="https://msdn.microsoft.com/en-us/library/windows/desktop/aa366877(v=vs.85).aspx" text:style-name="Internet_20_link" text:visited-style-name="Visited_20_Internet_20_Link"><text:span text:style-name="Strong_20_Emphasis">SecureZeroMemory</text:span></text:a><text:span text:style-name="Strong_20_Emphasis"><text:span text:style-name="T10"> </text:span></text:span><text:span text:style-name="T7">function. For more information about protecting passwords, see </text:span><text:a xlink:type="simple" xlink:href="https://msdn.microsoft.com/en-us/library/windows/desktop/ms717799(v=vs.85).aspx" text:style-name="Internet_20_link" text:visited-style-name="Visited_20_Internet_20_Link">Handling Passwords</text:a><text:span text:style-name="T10"> </text:span><text:span text:style-name="T7">.</text:span></text:p>
      <text:p text:style-name="P29"/>
      <text:p text:style-name="P7"><text:span text:style-name="Emphasis"><text:span text:style-name="T8">dwLogonType</text:span></text:span><text:span text:style-name="T8"> [in]</text:span></text:p>
      <text:p text:style-name="P27">The type of logon operation to perform. This parameter can be one of the following values, defined in Winbase.h.</text:p>
      <text:p text:style-name="P1"/>
      <table:table table:name="Tabla2" table:style-name="Tabla2">
        <table:table-column table:style-name="Tabla2.A"/>
        <table:table-column table:style-name="Tabla2.B"/>
        <table:table-row>
          <table:table-cell table:style-name="Tabla2.A1" office:value-type="string">
            <text:p text:style-name="Table_20_Contents">Value</text:p>
          </table:table-cell>
          <table:table-cell table:style-name="Tabla2.B1" office:value-type="string">
            <text:p text:style-name="Table_20_Contents">Meaning</text:p>
          </table:table-cell>
        </table:table-row>
        <table:table-row>
          <table:table-cell table:style-name="Tabla2.A2" office:value-type="string">
            <text:p text:style-name="P32">LOGON32_LOGON_BATCH (4)</text:p>
          </table:table-cell>
          <table:table-cell table:style-name="Tabla2.B2" office:value-type="string">
            <text:p text:style-name="P33">This logon type is intended for batch servers, where processes may be executing on behalf of a user without their direct intervention. This type is also for higher performance servers that process many plaintext authentication attempts at a time, such as mail or web servers.</text:p>
            <text:p text:style-name="P35">Este tipo de inicio de sesión está destinada a los servidores de proceso por lotes, donde los procesos pueden estar ejecutándose en nombre de un usuario sin su intervención directa. Este tipo también es para los servidores de mayor rendimiento que procesan muchos intentos de autenticacion en texto plano a la vez, como servidores de correo o Web. La función LogonUser no almacena en caché las credenciales de inicio de sesión de este tipo.</text:p>
          </table:table-cell>
        </table:table-row>
        <table:table-row>
          <table:table-cell table:style-name="Tabla2.A2" office:value-type="string">
            <text:p text:style-name="P32">LOGON32_LOGON_INTERACTIVE (2)</text:p>
          </table:table-cell>
          <table:table-cell table:style-name="Tabla2.B2" office:value-type="string">
            <text:p text:style-name="P33">This logon type is intended for users who will be interactively using the computer, such as a user being logged on by aterminalserver, remote shell, or similar process. This logon type has the additional expense of caching logon information <text:soft-page-break/>for disconnected operations; therefore, it is inappropriate for some client/server applications, such as a mail server.</text:p>
            <text:p text:style-name="P35">Este tipo de inicio de sesión está dirigida a usuarios que estarán utilizando el ordenador de forma interactiva, como un usuario que inicio sesión en un termila serverl, un shel remoto, o proceso similar.</text:p>
            <text:p text:style-name="P35">Este tipo de inicio de sesión tiene el gasto adicional de almacenamiento en caché lde a información de inicio de sesión para las operaciones sin conexión; por lo tanto, no es apropiado para algunas aplicaciones cliente/servidor, tales como un servidor de correo.</text:p>
          </table:table-cell>
        </table:table-row>
        <table:table-row>
          <table:table-cell table:style-name="Tabla2.A2" office:value-type="string">
            <text:p text:style-name="P32">LOGON32_LOGON_NETWORK (3)</text:p>
          </table:table-cell>
          <table:table-cell table:style-name="Tabla2.B2" office:value-type="string">
            <text:p text:style-name="P33">This logon type is intended for high performance servers to authenticate plaintext passwords. TheLogonUserfunction does not cache credentials for this logon type.</text:p>
            <text:p text:style-name="P35">Este tipo de inicio de sesión está destinada a servidores de alto rendimiento para autenticar las contraseñas en texto plano. La función LogonUser no almacena en caché las credenciales de inicio de sesión de este tipo.</text:p>
          </table:table-cell>
        </table:table-row>
        <table:table-row>
          <table:table-cell table:style-name="Tabla2.A2" office:value-type="string">
            <text:p text:style-name="P34">LOGON32_LOGON_NETWORK_CLEARTEXT (8)</text:p>
          </table:table-cell>
          <table:table-cell table:style-name="Tabla2.B2" office:value-type="string">
            <text:p text:style-name="P33">This logon type preserves the name and password in the authentication package, which allows the server to make connections to other network servers while impersonating the client. A server can accept plaintext credentials from a client, call LogonUser, verify that the user can access the system across the network, and still communicate with other servers.</text:p>
            <text:p text:style-name="P35">Este tipo de inicio de sesión conserva el nombre y la contraseña en el paquete de autenticación, lo que permite al servidor hacer conexiones a otros servidores de la red, mientras se impersonaliza el cliente. Un servidor puede aceptar las credenciales en texto plano de un cliente, llamar LogonUser, compruebar que puede acceder el usuario en el sistema a través de la red, y aún comunicarse con otros servidores. Nota: Windows NT: este valor no está soportado.</text:p>
          </table:table-cell>
        </table:table-row>
        <table:table-row>
          <table:table-cell table:style-name="Tabla2.A2" office:value-type="string">
            <text:p text:style-name="P32">LOGON32_LOGON_NEW_CREDENTIALS (9)</text:p>
          </table:table-cell>
          <table:table-cell table:style-name="Tabla2.B2" office:value-type="string">
            <text:p text:style-name="P33">This logon type allows the caller to clone its current token and specify new credentials for outbound connections. The new logon session has the same local identifier but uses different credentials for other network connections.</text:p>
            <text:p text:style-name="P33">This logon type is supported only by the LOGON32_PROVIDER_WINNT50 logon provider.</text:p>
            <text:p text:style-name="P35">Este tipo de conexión permite a la persona que llama clonar su token actual y especificar las nuevas credenciales para las conexiones salientes. El nuevo de inicio de sesión tiene el mismo identificador local pero utiliza diferentes credenciales para otras conexiones de red. </text:p>
            <text:p text:style-name="P35">NOTA: este tipo de inicio de sesión sólo se admite por el proveedor LOGON32_PROVIDER_WINNT50 de inicio de sesión.</text:p>
            <text:p text:style-name="P35">Nota: Windows NT: Este valor no está soportado.</text:p>
          </table:table-cell>
        </table:table-row>
        <table:table-row>
          <table:table-cell table:style-name="Tabla2.A2" office:value-type="string">
            <text:p text:style-name="P32">LOGON32_LOGON_SERVICE (5)</text:p>
          </table:table-cell>
          <table:table-cell table:style-name="Tabla2.B2" office:value-type="string">
            <text:p text:style-name="P33">Indicates a service-type logon. The account provided must have the service privilege enabled.</text:p>
            <text:p text:style-name="P35">Indica un inicio de sesión de tipo de servicio. La cuenta proporcionada debe tener el privilegio servicio habilitado.</text:p>
          </table:table-cell>
        </table:table-row>
        <table:table-row>
          <table:table-cell table:style-name="Tabla2.A2" office:value-type="string">
            <text:p text:style-name="P32">LOGON32_LOGON_UNLOCK (7)</text:p>
          </table:table-cell>
          <table:table-cell table:style-name="Tabla2.B2" office:value-type="string">
            <text:p text:style-name="P33">GINAs are no longer supported.</text:p>
            <text:p text:style-name="P33">Windows Server2003 and WindowsXP:This logon type is forGINADLLs that log on users who will be interactively using the computer. This logon type can generate a unique audit record that shows when the workstation was unlocked.</text:p>
            <text:p text:style-name="P35">Este tipo de inicio de sesión es para GINA DLL iniciar sesiones de usuarios que estarán de forma interactiva utilizando el ordenador. Este tipo de inicio de sesión puede generar un registro de auditoría única que se muestra cuando se abrió la estación de trabajo.</text:p>
            <text:p text:style-name="P33"/>
          </table:table-cell>
        </table:table-row>
      </table:table>
      <text:p text:style-name="P1"/>
      <text:p text:style-name="P5"><text:span text:style-name="Emphasis"><text:span text:style-name="T8">dwLogonProvider[in]</text:span></text:span></text:p>
      <text:p text:style-name="P12">Specifies the logon provider. This parameter can be one of the following values.</text:p>
      <text:p text:style-name="Text_20_body"><text:line-break/></text:p>
      <table:table table:name="Tabla1" table:style-name="Tabla1">
        <table:table-column table:style-name="Tabla1.A"/>
        <table:table-column table:style-name="Tabla1.B"/>
        <table:table-row>
          <table:table-cell table:style-name="Tabla1.A1" office:value-type="string">
            <text:p text:style-name="Table_20_Contents">Value</text:p>
          </table:table-cell>
          <table:table-cell table:style-name="Tabla1.B1" office:value-type="string">
            <text:p text:style-name="Table_20_Contents">Meaning</text:p>
          </table:table-cell>
        </table:table-row>
        <table:table-row>
          <table:table-cell table:style-name="Tabla1.A2" office:value-type="string">
            <text:p text:style-name="P32">LOGON32_PROVIDER_DEFAULT (0)</text:p>
          </table:table-cell>
          <table:table-cell table:style-name="Tabla1.B2" office:value-type="string">
            <text:p text:style-name="P33">Use the standard logon provider for the system. The default security provider is negotiate, unless you pass NULL for the domain name and the user name is not in UPN format. In this case, the default provider is NTLM.</text:p>
            <text:p text:style-name="P35">Utilizar el standard logon provider para el sistema. El proveedor de seguridad predeterminado se tendra en cuenta, a menos que pase NULL en el nombre de dominio y el nombre de usuario no esté en formato UPN. En este caso, el proveedor predeterminado es NTLM.</text:p>
            <text:p text:style-name="P35">Nota: Windows 2000 / NT: El proveedor de seguridad predeterminado es NTLM.</text:p>
          </table:table-cell>
        </table:table-row>
        <table:table-row>
          <table:table-cell table:style-name="Tabla1.A2" office:value-type="string">
            <text:p text:style-name="P32">LOGON32_PROVIDER_WINNT50</text:p>
          </table:table-cell>
          <table:table-cell table:style-name="Tabla1.B2" office:value-type="string">
            <text:p text:style-name="P33">Use the negotiate logon provider.</text:p>
          </table:table-cell>
        </table:table-row>
        <table:table-row>
          <table:table-cell table:style-name="Tabla1.A2" office:value-type="string">
            <text:p text:style-name="P32">LOGON32_PROVIDER_WINNT40</text:p>
          </table:table-cell>
          <table:table-cell table:style-name="Tabla1.B2" office:value-type="string">
            <text:p text:style-name="P33">Use the NTLM logon provider.</text:p>
          </table:table-cell>
        </table:table-row>
        <table:table-row>
          <table:table-cell table:style-name="Tabla1.A2" office:value-type="string">
            <text:p text:style-name="P32">LOGON32_PROVIDER_WINNT35</text:p>
          </table:table-cell>
          <table:table-cell table:style-name="Tabla1.B2" office:value-type="string">
            <text:p text:style-name="P33"/>
          </table:table-cell>
        </table:table-row>
      </table:table>
      <text:p text:style-name="Text_20_body"/>
      <text:p text:style-name="P6"><text:span text:style-name="Emphasis"><text:span text:style-name="T8">phToken</text:span></text:span><text:span text:style-name="T8">[out]</text:span></text:p>
      <text:p text:style-name="P15"><text:soft-page-break/>A pointer to a handle variable that receives a handle to a token that represents the specified user.</text:p>
      <text:p text:style-name="P16"><text:span text:style-name="T7">You can use the returned handle in calls to the </text:span><text:a xlink:type="simple" xlink:href="https://msdn.microsoft.com/en-us/library/windows/desktop/aa378612(v=vs.85).aspx" text:style-name="Internet_20_link" text:visited-style-name="Visited_20_Internet_20_Link"><text:span text:style-name="Strong_20_Emphasis">ImpersonateLoggedOnUser</text:span></text:a><text:span text:style-name="Strong_20_Emphasis"><text:span text:style-name="T10"> </text:span></text:span><text:span text:style-name="T7">function.</text:span></text:p>
      <text:p text:style-name="P16"><text:span text:style-name="T7">In most cases, the returned handle is a </text:span><text:a xlink:type="simple" xlink:href="https://msdn.microsoft.com/en-us/library/windows/desktop/ms721603(v=vs.85).aspx#_security_primary_token_gly" text:style-name="Internet_20_link" text:visited-style-name="Visited_20_Internet_20_Link"><text:span text:style-name="Emphasis">primary token</text:span></text:a><text:span text:style-name="Emphasis"><text:span text:style-name="T10"> </text:span></text:span><text:span text:style-name="T7">that you can use in calls to the </text:span><text:a xlink:type="simple" xlink:href="https://msdn.microsoft.com/en-us/library/windows/desktop/ms682429(v=vs.85).aspx" text:style-name="Internet_20_link" text:visited-style-name="Visited_20_Internet_20_Link"><text:span text:style-name="Strong_20_Emphasis">CreateProcessAsUser</text:span></text:a><text:span text:style-name="Strong_20_Emphasis"><text:span text:style-name="T10"> </text:span></text:span><text:span text:style-name="T7">function. However, if you specify the LOGON32_LOGON_NETWORK </text:span><text:span text:style-name="T7">flag,</text:span><text:span text:style-name="Strong_20_Emphasis"><text:span text:style-name="T7">LogonUser</text:span></text:span><text:span text:style-name="T7">returns an </text:span><text:a xlink:type="simple" xlink:href="https://msdn.microsoft.com/en-us/library/windows/desktop/ms721588(v=vs.85).aspx#_security_impersonation_token_gly" text:style-name="Internet_20_link" text:visited-style-name="Visited_20_Internet_20_Link"><text:span text:style-name="Emphasis">impersonation token</text:span></text:a><text:span text:style-name="Emphasis"><text:span text:style-name="T10"> </text:span></text:span><text:span text:style-name="T7">that you cannot use in</text:span><text:span text:style-name="Strong_20_Emphasis"><text:span text:style-name="T7">CreateProcessAsUser</text:span></text:span><text:span text:style-name="T7">unless you call </text:span><text:a xlink:type="simple" xlink:href="https://msdn.microsoft.com/en-us/library/windows/desktop/aa446617(v=vs.85).aspx" text:style-name="Internet_20_link" text:visited-style-name="Visited_20_Internet_20_Link"><text:span text:style-name="Strong_20_Emphasis">DuplicateTokenEx</text:span></text:a><text:span text:style-name="Strong_20_Emphasis"><text:span text:style-name="T10"> </text:span></text:span><text:span text:style-name="T7">to convert it to a primary token.</text:span></text:p>
      <text:p text:style-name="P16"><text:span text:style-name="T7">When you no longer need this handle, close it by calling the </text:span><text:a xlink:type="simple" xlink:href="https://msdn.microsoft.com/en-us/library/windows/desktop/ms724211(v=vs.85).aspx" text:style-name="Internet_20_link" text:visited-style-name="Visited_20_Internet_20_Link"><text:span text:style-name="Strong_20_Emphasis">CloseHandle</text:span></text:a><text:span text:style-name="Strong_20_Emphasis"><text:span text:style-name="T10"> </text:span></text:span><text:span text:style-name="T7">function.</text:span></text:p>
      <text:p text:style-name="P38"/>
      <text:h text:style-name="P9" text:outline-level="2">Return value</text:h>
      <text:p text:style-name="P13">If the function succeeds, the function returns nonzero.</text:p>
      <text:p text:style-name="P14"><text:span text:style-name="T7">If the function fails, it returns zero. To get extended error information, call </text:span><text:a xlink:type="simple" xlink:href="https://msdn.microsoft.com/en-us/library/windows/desktop/ms679360(v=vs.85).aspx" text:style-name="Internet_20_link" text:visited-style-name="Visited_20_Internet_20_Link"><text:span text:style-name="Strong_20_Emphasis">GetLastError</text:span></text:a><text:span text:style-name="Strong_20_Emphasis"><text:span text:style-name="T10"> </text:span></text:span><text:span text:style-name="T7">.</text:span></text:p>
      <text:h text:style-name="P11" text:outline-level="2">Remarks</text:h>
      <text:p text:style-name="P4">The LOGON32_LOGON_NETWORK logon type is fastest, but it has the following limitations:</text:p>
      <text:list xml:id="list796405351575722218" text:style-name="L1">
        <text:list-item>
          <text:p text:style-name="P43"><text:span text:style-name="T7">The function returns an </text:span><text:a xlink:type="simple" xlink:href="https://msdn.microsoft.com/en-us/library/windows/desktop/ms721588(v=vs.85).aspx#_security_impersonation_token_gly" text:style-name="Internet_20_link" text:visited-style-name="Visited_20_Internet_20_Link"><text:span text:style-name="Emphasis">impersonation token</text:span></text:a><text:span text:style-name="Emphasis"><text:span text:style-name="T10"> </text:span></text:span><text:span text:style-name="T7">, not a primary token. You cannot use this token directly in the </text:span><text:a xlink:type="simple" xlink:href="https://msdn.microsoft.com/en-us/library/windows/desktop/ms682429(v=vs.85).aspx" text:style-name="Internet_20_link" text:visited-style-name="Visited_20_Internet_20_Link"><text:span text:style-name="Strong_20_Emphasis">CreateProcessAsUser</text:span></text:a><text:span text:style-name="Strong_20_Emphasis"><text:span text:style-name="T10"> </text:span></text:span><text:span text:style-name="T7">function. However, you can call the </text:span><text:a xlink:type="simple" xlink:href="https://msdn.microsoft.com/en-us/library/windows/desktop/aa446617(v=vs.85).aspx" text:style-name="Internet_20_link" text:visited-style-name="Visited_20_Internet_20_Link"><text:span text:style-name="Strong_20_Emphasis">DuplicateTokenEx</text:span></text:a><text:span text:style-name="Strong_20_Emphasis"><text:span text:style-name="T10"> </text:span></text:span><text:span text:style-name="T7">function to convert the token to a primary token, and then use it in</text:span><text:span text:style-name="Strong_20_Emphasis"><text:span text:style-name="T7">CreateProcessAsUser</text:span></text:span><text:span text:style-name="T7">.</text:span></text:p>
        </text:list-item>
        <text:list-item>
          <text:p text:style-name="P43"><text:span text:style-name="T7">If you convert the token to a primary token and use it in </text:span><text:a xlink:type="simple" xlink:href="https://msdn.microsoft.com/en-us/library/windows/desktop/ms682429(v=vs.85).aspx" text:style-name="Internet_20_link" text:visited-style-name="Visited_20_Internet_20_Link"><text:span text:style-name="Strong_20_Emphasis">CreateProcessAsUser</text:span></text:a><text:span text:style-name="Strong_20_Emphasis"><text:span text:style-name="T10"> </text:span></text:span><text:span text:style-name="T7">to start a process, the new process cannot access other network resources, such as remote servers or printers, through the redirector. An exception is that if the network resource is not access controlled, then the new process will be able to access it.</text:span></text:p>
        </text:list-item>
      </text:list>
      <text:p text:style-name="P4">The SE_TCB_NAME privilege is not required for this function unless you are logging onto a Passport account.</text:p>
      <text:p text:style-name="P6"><text:span text:style-name="T7">The account specified by</text:span><text:span text:style-name="Emphasis"><text:span text:style-name="T7">lpszUsername</text:span></text:span><text:span text:style-name="T7">, must have the necessary account rights. For example, to log on a user with the LOGON32_LOGON_INTERACTIVE flag, the user (or a group to which the user belongs) must have the SE_INTERACTIVE_LOGON_NAME account right. For a list of the account rights that affect the various logon operations, see </text:span><text:a xlink:type="simple" xlink:href="https://msdn.microsoft.com/en-us/library/windows/desktop/bb545671(v=vs.85).aspx" text:style-name="Internet_20_link" text:visited-style-name="Visited_20_Internet_20_Link">Account Rights Constants</text:a><text:span text:style-name="T10"> </text:span><text:span text:style-name="T7">.</text:span></text:p>
      <text:p text:style-name="P6"><text:span text:style-name="T7">A user is considered logged on if at least one token exists. If you call </text:span><text:a xlink:type="simple" xlink:href="https://msdn.microsoft.com/en-us/library/windows/desktop/ms682429(v=vs.85).aspx" text:style-name="Internet_20_link" text:visited-style-name="Visited_20_Internet_20_Link"><text:span text:style-name="Strong_20_Emphasis">CreateProcessAsUser</text:span></text:a><text:span text:style-name="Strong_20_Emphasis"><text:span text:style-name="T10"> </text:span></text:span><text:span text:style-name="T7">and then close the token, the system considers the user as still logged on until the process (and all child processes) have ended.</text:span></text:p>
      <text:p text:style-name="P6"><text:span text:style-name="T7">If the</text:span><text:span text:style-name="Strong_20_Emphasis"><text:span text:style-name="T7">LogonUser</text:span></text:span><text:span text:style-name="T7">call is successful, the system notifies network providers that the logon occurred by calling the provider's </text:span><text:a xlink:type="simple" xlink:href="https://msdn.microsoft.com/en-us/library/windows/desktop/aa378804(v=vs.85).aspx" text:style-name="Internet_20_link" text:visited-style-name="Visited_20_Internet_20_Link"><text:span text:style-name="Strong_20_Emphasis">NPLogonNotify</text:span></text:a><text:span text:style-name="Strong_20_Emphasis"><text:span text:style-name="T10"> </text:span></text:span><text:span text:style-name="T7">entry-point function.</text:span></text:p>
      <text:p text:style-name="P5"/>
      <text:h text:style-name="P18" text:outline-level="1">Network vs. interactive logon</text:h>
      <text:p text:style-name="P3">Windows recognizes different types of logon with subtly different security implications. Bitvise SSH Server can be configured, on a per-account or per-group basis, to use either of the following two logon types:</text:p>
      <text:list xml:id="list3535119169791333933" text:style-name="L2">
        <text:list-item>
          <text:p text:style-name="P41"><text:span text:style-name="T11">Interactive logon.</text:span><text:span text:style-name="T12"> By default, this logon type is configured in SSH Server Advanced settings for all </text:span><text:span text:style-name="T11">Windows group</text:span><text:span text:style-name="T12"> entries. This logon type is therefore used, by default, for all Windows accounts - except those logging in with GSSAPI (Kerberos or NTLM) authentication.</text:span></text:p>
        </text:list-item>
      </text:list>
      <text:list xml:id="list6019360157702489099" text:style-name="L3">
        <text:list-header>
          <text:p text:style-name="P42">Use of the 'interactive' logon type requires a Windows account to be granted the right to 'Log on locally' in the Windows Security Policy at the server. This is not usually a problem, since by default all users are granted this logon type - except on domain controllers. On domain controllers, the right to 'log on locally' is granted by default only to administrators. To enable regular Windows accounts to log in with this logon type on a domain controller, the right to 'log on locally' must be granted to the relevant groups or accounts in Domain Controller Security Policy, found in Administrative Tools.</text:p>
        </text:list-header>
      </text:list>
      <text:list xml:id="list36477869" text:continue-list="list3535119169791333933" text:style-name="L2">
        <text:list-item>
          <text:p text:style-name="P41"><text:span text:style-name="T11">Network logon.</text:span><text:span text:style-name="T12"> By default, this logon type is configured in SSH Server Advanced settings for all </text:span><text:span text:style-name="T11">virtual group</text:span><text:span text:style-name="T12"> entries. This logon type is therefore used, by default, for all virtual accounts. This logon type is also used when a Windows user authenticates with GSSAPI (Kerberos or NTLM) - a limitation imposed by Windows.</text:span></text:p>
        </text:list-item>
      </text:list>
      <text:list xml:id="list36475959" text:continue-list="list6019360157702489099" text:style-name="L3">
        <text:list-header>
          <text:p text:style-name="P42"><text:soft-page-break/>Use of the 'network' logon type allows the user to log in via SSH even if the underlying Windows account is not granted the right to 'Log on locally' in the Windows Security Policy at the server. However, on Windows 2003 servers, the default filesystem permissions normally block access to cmd.exe and other command line tools when a logon session does not have the 'interactive' logon type. On such servers, the terminal shell can only be accessed with this logon type if the default filesystem permissions for cmd.exe and other command line tools are modified.</text:p>
        </text:list-header>
      </text:list>
      <text:h text:style-name="P10" text:outline-level="1">Selecting the right logon type</text:h>
      <text:p text:style-name="P3">We recommend that users who require <text:span text:style-name="T1">terminal shell access</text:span> use the 'interactive' logon type. It will usually also make sense for them to log in via SSH as Windows users, not as virtual accounts.</text:p>
      <text:p text:style-name="P3">On the other hand, we recommend that users who will use only <text:span text:style-name="T1">file transfer and/or tunneling</text:span> use the 'network' logon type. If this use is outside of a domain environment, it may also make sense (less overhead) to create for these users virtual accounts, which are internal to Bitvise SSH Server, instead of creating a separate account in Windows for each user.</text:p>
      <text:p text:style-name="Standard"/>
      <text:h text:style-name="P19" text:outline-level="1">ImpersonateLoggedOnUser function</text:h>
      <text:p text:style-name="P17"><text:span text:style-name="T7">The </text:span><text:span text:style-name="Strong_20_Emphasis"><text:span text:style-name="T6">ImpersonateLoggedOnUser</text:span></text:span><text:span text:style-name="T9"> </text:span><text:span text:style-name="T7">function lets the calling thread impersonate the </text:span><text:a xlink:type="simple" xlink:href="https://msdn.microsoft.com/en-us/library/windows/desktop/ms721625(v=vs.85).aspx#_security_security_context_gly" text:style-name="Internet_20_link" text:visited-style-name="Visited_20_Internet_20_Link"><text:span text:style-name="Emphasis">security context</text:span></text:a><text:span text:style-name="Emphasis"><text:span text:style-name="T10"> </text:span></text:span><text:span text:style-name="T9"><text:s/></text:span><text:span text:style-name="T7">of a logged-on user. The user is represented by a token handle.</text:span> </text:p>
      <text:p text:style-name="P17"/>
      <text:p text:style-name="P24">BOOL WINAPI ImpersonateLoggedOnUser(</text:p>
      <text:p text:style-name="P25"><text:s text:c="2"/><text:span text:style-name="T13">_In_ HANDLE hToken</text:span></text:p>
      <text:p text:style-name="P26">);</text:p>
      <text:p text:style-name="P17"/>
      <text:h text:style-name="P31" text:outline-level="2">Parameters</text:h>
      <text:p text:style-name="P7"><text:span text:style-name="Emphasis"><text:span text:style-name="T8">hToken</text:span></text:span><text:span text:style-name="T8"> [in]</text:span></text:p>
      <text:p text:style-name="P28"><text:span text:style-name="T7">A handle to a primary or impersonation </text:span><text:a xlink:type="simple" xlink:href="https://msdn.microsoft.com/en-us/library/windows/desktop/ms721532(v=vs.85).aspx#_security_access_token_gly" text:style-name="Internet_20_link" text:visited-style-name="Visited_20_Internet_20_Link"><text:span text:style-name="Emphasis">access token</text:span></text:a><text:span text:style-name="Emphasis"><text:span text:style-name="T10"> </text:span></text:span><text:span text:style-name="T7"><text:s/>that represents a logged-on user. This can be a token handle returned by a call to </text:span><text:a xlink:type="simple" xlink:href="https://msdn.microsoft.com/en-us/library/windows/desktop/aa378184(v=vs.85).aspx" text:style-name="Internet_20_link" text:visited-style-name="Visited_20_Internet_20_Link"><text:span text:style-name="Strong_20_Emphasis">LogonUser</text:span></text:a><text:span text:style-name="Strong_20_Emphasis"><text:span text:style-name="T10">,</text:span></text:span><text:span text:style-name="T7"> </text:span><text:a xlink:type="simple" xlink:href="https://msdn.microsoft.com/en-us/library/windows/desktop/aa446583(v=vs.85).aspx" text:style-name="Internet_20_link" text:visited-style-name="Visited_20_Internet_20_Link"><text:span text:style-name="Strong_20_Emphasis">CreateRestrictedToken</text:span></text:a><text:span text:style-name="Strong_20_Emphasis"><text:span text:style-name="T10">,</text:span></text:span><text:span text:style-name="T7"> </text:span><text:a xlink:type="simple" xlink:href="https://msdn.microsoft.com/en-us/library/windows/desktop/aa446616(v=vs.85).aspx" text:style-name="Internet_20_link" text:visited-style-name="Visited_20_Internet_20_Link"><text:span text:style-name="Strong_20_Emphasis">DuplicateToken</text:span></text:a><text:span text:style-name="Strong_20_Emphasis"><text:span text:style-name="T10">,</text:span></text:span><text:span text:style-name="T7"> </text:span><text:a xlink:type="simple" xlink:href="https://msdn.microsoft.com/en-us/library/windows/desktop/aa446617(v=vs.85).aspx" text:style-name="Internet_20_link" text:visited-style-name="Visited_20_Internet_20_Link"><text:span text:style-name="Strong_20_Emphasis">DuplicateTokenEx</text:span></text:a><text:span text:style-name="Strong_20_Emphasis"><text:span text:style-name="T10">,</text:span></text:span><text:span text:style-name="T7"> </text:span><text:a xlink:type="simple" xlink:href="https://msdn.microsoft.com/en-us/library/windows/desktop/aa379295(v=vs.85).aspx" text:style-name="Internet_20_link" text:visited-style-name="Visited_20_Internet_20_Link"><text:span text:style-name="Strong_20_Emphasis">OpenProcessToken</text:span></text:a><text:span text:style-name="Strong_20_Emphasis"><text:span text:style-name="T10">, </text:span></text:span><text:span text:style-name="T7"><text:s/>or</text:span><text:a xlink:type="simple" xlink:href="https://msdn.microsoft.com/en-us/library/windows/desktop/aa379296(v=vs.85).aspx" text:style-name="Internet_20_link" text:visited-style-name="Visited_20_Internet_20_Link"><text:span text:style-name="Strong_20_Emphasis">OpenThreadToken</text:span></text:a><text:span text:style-name="Strong_20_Emphasis"><text:span text:style-name="T10"> </text:span></text:span><text:span text:style-name="T7">functions. If </text:span><text:span text:style-name="Emphasis"><text:span text:style-name="T7">hToken</text:span></text:span><text:span text:style-name="T7"> is a handle to a </text:span><text:a xlink:type="simple" xlink:href="https://msdn.microsoft.com/en-us/library/windows/desktop/ms721603(v=vs.85).aspx#_security_primary_token_gly" text:style-name="Internet_20_link" text:visited-style-name="Visited_20_Internet_20_Link"><text:span text:style-name="Emphasis">primary token</text:span></text:a><text:span text:style-name="Emphasis"><text:span text:style-name="T10">,</text:span></text:span><text:span text:style-name="T7"> the token must have </text:span><text:span text:style-name="Strong_20_Emphasis"><text:span text:style-name="T7">TOKEN_QUERY</text:span></text:span><text:span text:style-name="T7"> and</text:span><text:span text:style-name="Strong_20_Emphasis"><text:span text:style-name="T7">TOKEN_DUPLICATE</text:span></text:span><text:span text:style-name="T7"> access. If </text:span><text:span text:style-name="Emphasis"><text:span text:style-name="T7">hToken</text:span></text:span><text:span text:style-name="T7"> is a handle to an </text:span><text:a xlink:type="simple" xlink:href="https://msdn.microsoft.com/en-us/library/windows/desktop/ms721588(v=vs.85).aspx#_security_impersonation_token_gly" text:style-name="Internet_20_link" text:visited-style-name="Visited_20_Internet_20_Link"><text:span text:style-name="Emphasis">impersonation token</text:span></text:a><text:span text:style-name="Emphasis"><text:span text:style-name="T10">,</text:span></text:span><text:span text:style-name="T7"> the token must have </text:span><text:span text:style-name="Strong_20_Emphasis"><text:span text:style-name="T7">TOKEN_QUERY</text:span></text:span><text:span text:style-name="T7"> and</text:span><text:span text:style-name="Strong_20_Emphasis"><text:span text:style-name="T7">TOKEN_IMPERSONATE</text:span></text:span><text:span text:style-name="T7"> access.</text:span></text:p>
      <text:p text:style-name="P17"/>
      <text:h text:style-name="P31" text:outline-level="2">Return value</text:h>
      <text:p text:style-name="P4">If the function succeeds, the return value is nonzero.</text:p>
      <text:p text:style-name="P6"><text:span text:style-name="T7">If the function fails, the return value is zero. To get extended error information, call </text:span><text:a xlink:type="simple" xlink:href="https://msdn.microsoft.com/en-us/library/windows/desktop/ms679360(v=vs.85).aspx" text:style-name="Internet_20_link" text:visited-style-name="Visited_20_Internet_20_Link"><text:span text:style-name="Strong_20_Emphasis"><text:span text:style-name="T10">GetLastError</text:span></text:span></text:a><text:span text:style-name="T7">.</text:span></text:p>
      <text:p text:style-name="P4"/>
      <text:h text:style-name="P11" text:outline-level="2">Remarks</text:h>
      <text:p text:style-name="P6"><text:span text:style-name="T7">The impersonation lasts until the thread exits or until it calls </text:span><text:a xlink:type="simple" xlink:href="https://msdn.microsoft.com/en-us/library/windows/desktop/aa379317(v=vs.85).aspx" text:style-name="Internet_20_link" text:visited-style-name="Visited_20_Internet_20_Link"><text:span text:style-name="Strong_20_Emphasis">RevertToSelf</text:span></text:a><text:span text:style-name="Strong_20_Emphasis"><text:span text:style-name="T10">.</text:span></text:span></text:p>
      <text:p text:style-name="P6"><text:span text:style-name="T7">The calling thread does not need to have any particular </text:span><text:a xlink:type="simple" xlink:href="https://msdn.microsoft.com/en-us/library/windows/desktop/ms721603(v=vs.85).aspx#_security_privilege_gly" text:style-name="Internet_20_link" text:visited-style-name="Visited_20_Internet_20_Link"><text:span text:style-name="Emphasis">privileges</text:span></text:a><text:span text:style-name="Emphasis"><text:span text:style-name="T10"> </text:span></text:span><text:span text:style-name="T7">to call </text:span><text:span text:style-name="Strong_20_Emphasis"><text:span text:style-name="T7">ImpersonateLoggedOnUser</text:span></text:span><text:span text:style-name="T7">.</text:span></text:p>
      <text:p text:style-name="P6"><text:span text:style-name="T7">If the call to </text:span><text:span text:style-name="Strong_20_Emphasis"><text:span text:style-name="T7">ImpersonateLoggedOnUser</text:span></text:span><text:span text:style-name="T7"> fails, the client connection is not impersonated and the client request is made in the security context of the process. If the process is running as a highly privileged account, such as LocalSystem, or as a member of an administrative group, the user may be able to perform actions they would otherwise be disallowed. Therefore, it is important to always check the return value of the call, and if it fails, raise an error; do not continue execution of the client request.</text:span></text:p>
      <text:p text:style-name="P6"><text:span text:style-name="T7">All impersonate functions, including </text:span><text:span text:style-name="Strong_20_Emphasis"><text:span text:style-name="T7">ImpersonateLoggedOnUser</text:span></text:span><text:span text:style-name="T7"> allow the requested impersonation if one of the following is true:</text:span></text:p>
      <text:list xml:id="list4086542157775225064" text:style-name="L4">
        <text:list-item>
          <text:p text:style-name="P44"><text:span text:style-name="T7">The requested impersonation level of the token is less than </text:span><text:span text:style-name="Strong_20_Emphasis"><text:span text:style-name="T7">SecurityImpersonation</text:span></text:span><text:span text:style-name="T7">, such as </text:span><text:span text:style-name="Strong_20_Emphasis"><text:span text:style-name="T7">SecurityIdentification</text:span></text:span><text:span text:style-name="T7"> or</text:span><text:span text:style-name="Strong_20_Emphasis"><text:span text:style-name="T7">SecurityAnonymous</text:span></text:span><text:span text:style-name="T7">.</text:span></text:p>
        </text:list-item>
        <text:list-item>
          <text:p text:style-name="P44"><text:span text:style-name="T7">The caller has the </text:span><text:span text:style-name="Strong_20_Emphasis"><text:span text:style-name="T7">SeImpersonatePrivilege</text:span></text:span><text:span text:style-name="T7"> privilege.</text:span></text:p>
        </text:list-item>
        <text:list-item>
          <text:p text:style-name="P44"><text:span text:style-name="T7">A process (or another process in the caller's logon session) created the token using explicit credentials through </text:span><text:a xlink:type="simple" xlink:href="https://msdn.microsoft.com/en-us/library/windows/desktop/aa378184(v=vs.85).aspx" text:style-name="Internet_20_link" text:visited-style-name="Visited_20_Internet_20_Link"><text:span text:style-name="Strong_20_Emphasis">LogonUser</text:span></text:a><text:span text:style-name="Strong_20_Emphasis"><text:span text:style-name="T10"> </text:span></text:span><text:span text:style-name="T7">or</text:span><text:a xlink:type="simple" xlink:href="https://msdn.microsoft.com/en-us/library/windows/desktop/aa378292(v=vs.85).aspx" text:style-name="Internet_20_link" text:visited-style-name="Visited_20_Internet_20_Link"><text:span text:style-name="Strong_20_Emphasis">LsaLogonUser</text:span></text:a><text:span text:style-name="Strong_20_Emphasis"><text:span text:style-name="T10"> </text:span></text:span><text:span text:style-name="T7">function.</text:span></text:p>
        </text:list-item>
        <text:list-item>
          <text:p text:style-name="P45">The authenticated identity is same as the caller.</text:p>
        </text:list-item>
      </text:list>
      <text:p text:style-name="P6"><text:span text:style-name="Strong_20_Emphasis"><text:span text:style-name="T7">Windows XP with SP1 and earlier: <text:s/></text:span></text:span><text:span text:style-name="T7">The </text:span><text:span text:style-name="Strong_20_Emphasis"><text:span text:style-name="T7">SeImpersonatePrivilege</text:span></text:span><text:span text:style-name="T7"> privilege is not supported.</text:span></text:p>
      <text:p text:style-name="P6"><text:span text:style-name="T7">For more information about impersonation, see </text:span><text:a xlink:type="simple" xlink:href="https://msdn.microsoft.com/en-us/library/windows/desktop/aa376391(v=vs.85).aspx" text:style-name="Internet_20_link" text:visited-style-name="Visited_20_Internet_20_Link">Client Impersonation</text:a><text:span text:style-name="T10">.</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monospace"/>
    <style:font-face style:name="Mangal1" svg:font-family="Mangal"/>
    <style:font-face style:name="OpenSymbol" svg:font-family="OpenSymbol"/>
    <style:font-face style:name="Segoe UI Light" svg:font-family="'Segoe UI Light', 'Segoe UI', 'Lucida Grande', Verdana, Arial, Helvetica, sans-serif"/>
    <style:font-face style:name="Segoe UI Semibold" svg:font-family="'Segoe UI Semibold', 'Segoe UI', 'Lucida Grande', Verdana, Arial, Helvetica, sans-serif"/>
    <style:font-face style:name="Segoe UI" svg:font-family="'Segoe UI', 'Lucida Grande', Verdana, Arial, Helvetica, sans-serif"/>
    <style:font-face style:name="Trebuchet MS" svg:font-family="'Trebuchet MS',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4cm" fo:margin-bottom="1.31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án Toletti</meta:initial-creator>
    <meta:creation-date>2016-07-05T10:51:08.26</meta:creation-date>
    <dc:date>2016-07-05T16:30:52.48</dc:date>
    <dc:creator>Iván Toletti</dc:creator>
    <meta:editing-duration>PT4H28M6S</meta:editing-duration>
    <meta:editing-cycles>20</meta:editing-cycles>
    <meta:generator>OpenOffice/4.1.2$Win32 OpenOffice.org_project/412m3$Build-9782</meta:generator>
    <meta:document-statistic meta:table-count="2" meta:image-count="0" meta:object-count="0" meta:page-count="5" meta:paragraph-count="108" meta:word-count="2226" meta:character-count="14227"/>
  </office:meta>
</office:document-meta>
</file>